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05ce51" style:font-size-asian="8pt" style:font-size-complex="8pt"/>
    </style:style>
    <style:style style:name="P3" style:family="paragraph" style:parent-style-name="Standard">
      <style:text-properties fo:font-size="8pt" officeooo:rsid="0006aee2" officeooo:paragraph-rsid="0006aee2" style:font-size-asian="8pt" style:font-size-complex="8pt"/>
    </style:style>
    <style:style style:name="P4" style:family="paragraph" style:parent-style-name="Standard">
      <style:text-properties fo:font-size="8pt" officeooo:rsid="0006aee2" officeooo:paragraph-rsid="0006594b" style:font-size-asian="8pt" style:font-size-complex="8pt"/>
    </style:style>
    <style:style style:name="P5" style:family="paragraph" style:parent-style-name="Standard">
      <style:text-properties fo:font-size="8pt" officeooo:rsid="0006aee2" officeooo:paragraph-rsid="00077975" style:font-size-asian="8pt" style:font-size-complex="8pt"/>
    </style:style>
    <style:style style:name="P6" style:family="paragraph" style:parent-style-name="Standard">
      <style:text-properties fo:font-size="8pt" officeooo:rsid="0006aee2" officeooo:paragraph-rsid="000a6448" style:font-size-asian="8pt" style:font-size-complex="8pt"/>
    </style:style>
    <style:style style:name="P7" style:family="paragraph" style:parent-style-name="Standard">
      <style:text-properties fo:font-size="8pt" officeooo:rsid="00077975" officeooo:paragraph-rsid="00077975" style:font-size-asian="8pt" style:font-size-complex="8pt"/>
    </style:style>
    <style:style style:name="P8" style:family="paragraph" style:parent-style-name="Standard">
      <style:text-properties fo:font-size="8pt" officeooo:rsid="0005ce51" officeooo:paragraph-rsid="0006594b" style:font-size-asian="8pt" style:font-size-complex="8pt"/>
    </style:style>
    <style:style style:name="P9" style:family="paragraph" style:parent-style-name="Standard">
      <style:text-properties fo:font-size="8pt" officeooo:rsid="0005ce51" officeooo:paragraph-rsid="0005ce51" style:font-size-asian="8pt" style:font-size-complex="8pt"/>
    </style:style>
    <style:style style:name="P10" style:family="paragraph" style:parent-style-name="Standard">
      <style:text-properties fo:font-size="8pt" officeooo:paragraph-rsid="0006594b" style:font-size-asian="8pt" style:font-size-complex="8pt"/>
    </style:style>
    <style:style style:name="P11" style:family="paragraph" style:parent-style-name="Standard">
      <style:text-properties fo:font-size="8pt" officeooo:rsid="00078299" officeooo:paragraph-rsid="00078299" style:font-size-asian="8pt" style:font-size-complex="8pt"/>
    </style:style>
    <style:style style:name="P12" style:family="paragraph" style:parent-style-name="Standard">
      <style:text-properties fo:font-size="8pt" officeooo:rsid="00078299" officeooo:paragraph-rsid="000b4e43" style:font-size-asian="8pt" style:font-size-complex="8pt"/>
    </style:style>
    <style:style style:name="P13" style:family="paragraph" style:parent-style-name="Standard">
      <style:text-properties fo:font-size="8pt" officeooo:rsid="0006594b" officeooo:paragraph-rsid="0006594b" style:font-size-asian="8pt" style:font-size-complex="8pt"/>
    </style:style>
    <style:style style:name="P14" style:family="paragraph" style:parent-style-name="Standard">
      <style:text-properties fo:font-size="8pt" officeooo:rsid="0006594b" officeooo:paragraph-rsid="00077975" style:font-size-asian="8pt" style:font-size-complex="8pt"/>
    </style:style>
    <style:style style:name="P15" style:family="paragraph" style:parent-style-name="Standard">
      <style:text-properties fo:font-size="8pt" officeooo:rsid="0006594b" officeooo:paragraph-rsid="00087171" style:font-size-asian="8pt" style:font-size-complex="8pt"/>
    </style:style>
    <style:style style:name="P16" style:family="paragraph" style:parent-style-name="Standard">
      <style:text-properties fo:font-size="8pt" officeooo:rsid="000a6448" officeooo:paragraph-rsid="000a6448" style:font-size-asian="8pt" style:font-size-complex="8pt"/>
    </style:style>
    <style:style style:name="P17" style:family="paragraph" style:parent-style-name="Standard">
      <style:text-properties fo:font-size="8pt" officeooo:rsid="00087171" officeooo:paragraph-rsid="00077975" style:font-size-asian="8pt" style:font-size-complex="8pt"/>
    </style:style>
    <style:style style:name="P18" style:family="paragraph" style:parent-style-name="Standard">
      <style:text-properties fo:font-size="8pt" officeooo:rsid="000b4e43" officeooo:paragraph-rsid="000b4e43" style:font-size-asian="8pt" style:font-size-complex="8pt"/>
    </style:style>
    <style:style style:name="P19" style:family="paragraph" style:parent-style-name="Standard">
      <style:text-properties fo:font-size="8pt" officeooo:rsid="0005ce51" officeooo:paragraph-rsid="0006594b" style:font-size-asian="8pt" style:font-size-complex="8pt"/>
    </style:style>
    <style:style style:name="P20" style:family="paragraph" style:parent-style-name="Standard">
      <style:text-properties fo:font-size="8pt" officeooo:rsid="0006aee2" officeooo:paragraph-rsid="00114934" style:font-size-asian="8pt" style:font-size-complex="8pt"/>
    </style:style>
    <style:style style:name="P21" style:family="paragraph">
      <style:paragraph-properties fo:text-align="center"/>
    </style:style>
    <style:style style:name="T1" style:family="text">
      <style:text-properties officeooo:rsid="0005ce51"/>
    </style:style>
    <style:style style:name="T2" style:family="text">
      <style:text-properties officeooo:rsid="0006594b"/>
    </style:style>
    <style:style style:name="T3" style:family="text">
      <style:text-properties officeooo:rsid="0006aee2"/>
    </style:style>
    <style:style style:name="T4" style:family="text">
      <style:text-properties officeooo:rsid="00077975"/>
    </style:style>
    <style:style style:name="T5" style:family="text">
      <style:text-properties officeooo:rsid="00078299"/>
    </style:style>
    <style:style style:name="T6" style:family="text">
      <style:text-properties officeooo:rsid="00087171"/>
    </style:style>
    <style:style style:name="T7" style:family="text">
      <style:text-properties officeooo:rsid="000a6448"/>
    </style:style>
    <style:style style:name="T8" style:family="text">
      <style:text-properties officeooo:rsid="000b4e43"/>
    </style:style>
    <style:style style:name="T9" style:family="text">
      <style:text-properties officeooo:rsid="000e87b5"/>
    </style:style>
    <style:style style:name="T10" style:family="text">
      <style:text-properties officeooo:rsid="00114934"/>
    </style:style>
    <style:style style:name="gr1" style:family="graphic">
      <style:graphic-properties draw:stroke="dash" draw:stroke-dash="Dashed_20__28_var_29__20_5" svg:stroke-width="0.18mm" svg:stroke-color="#000000" svg:stroke-opacity="75%" draw:stroke-linejoin="miter" draw:fill-color="#00c800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5" svg:stroke-width="0.18mm" svg:stroke-color="#000000" svg:stroke-opacity="75%" draw:stroke-linejoin="miter" draw:fill-color="#00c800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6" svg:stroke-width="0.18mm" svg:stroke-color="#000000" svg:stroke-opacity="100%" draw:stroke-linejoin="round" svg:stroke-linecap="butt" draw:fill="solid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6" svg:stroke-width="0.18mm" svg:stroke-color="#000000" svg:stroke-opacity="100%" draw:stroke-linejoin="round" svg:stroke-linecap="butt" draw:fill="solid" draw:fill-color="#008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6" svg:stroke-width="0.18mm" svg:stroke-color="#000000" svg:stroke-opacity="100%" draw:stroke-linejoin="round" svg:stroke-linecap="butt" draw:fill="solid" draw:fill-color="#00c8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1" drawooo:display="printer" svg:width="0mm" svg:height="0mm" svg:x="104.99mm" svg:y="113.21mm" svg:viewBox="0 0 0 0" draw:points="0,0">
        <text:p/>
      </draw:polygon>
      <draw:polygon text:anchor-type="page" text:anchor-page-number="1" draw:z-index="1" draw:name="turtle" draw:style-name="gr1" draw:text-style-name="P21" drawooo:display="printer" svg:width="0mm" svg:height="0mm" svg:x="104.99mm" svg:y="113.21mm" svg:viewBox="0 0 0 0" draw:points="0,0">
        <text:p/>
      </draw:polygon>
      <draw:polygon text:anchor-type="page" text:anchor-page-number="0" draw:z-index="2" draw:name="turtle" draw:style-name="gr2" draw:text-style-name="P21" drawooo:display="printer" svg:width="0mm" svg:height="0mm" svg:x="104.99mm" svg:y="113.21mm" svg:viewBox="0 0 0 0" draw:points="0,0">
        <text:p/>
      </draw:polygon>
      <draw:circle text:anchor-type="page" text:anchor-page-number="0" draw:z-index="3" draw:style-name="gr3" draw:text-style-name="P21" svg:width="3.54mm" svg:height="3.54mm" draw:transform="rotate (0.988554488329588) translate (64.5759722222222mm 123.98375mm)">
        <text:p/>
      </draw:circle>
      <draw:circle text:anchor-type="page" text:anchor-page-number="0" draw:z-index="4" draw:style-name="gr3" draw:text-style-name="P21" svg:width="3.54mm" svg:height="3.54mm" draw:transform="rotate (-1.5707963267949) translate (178.152777777778mm 121.708333333333mm)">
        <text:p/>
      </draw:circle>
      <draw:polygon text:anchor-type="page" text:anchor-page-number="0" draw:z-index="5" draw:name="actual" draw:style-name="gr4" draw:text-style-name="P21" svg:width="26.62mm" svg:height="35.27mm" svg:x="105mm" svg:y="113.22mm" svg:viewBox="0 0 2663 3528" draw:points="0,3528 0,0 2662,383 2663,2593">
        <text:p/>
      </draw:polygon>
      <draw:path text:anchor-type="page" text:anchor-page-number="0" draw:z-index="6" draw:name="actual" draw:style-name="gr5" draw:text-style-name="P21" svg:width="10.31mm" svg:height="35.3mm" svg:x="94.69mm" svg:y="113.19mm" svg:viewBox="0 0 1032 3531" svg:d="M1032 3531l-1030-679zM1030 3530l-1030-681v-2570l1030-279z">
        <text:p/>
      </draw:path>
      <text:p text:style-name="P1">; <text:span text:style-name="T9">Prospettiva di un parallelepipedo. Da finire: mancano le facce inferiore e superiore se l'altezza dei punti di fuga esorbita </text:span></text:p>
      <text:p text:style-name="P1">; <text:span text:style-name="T9">da quella della “casa”. Da ottimizzare, per esempio usando le subroutine.</text:span></text:p>
      <text:p text:style-name="P1"/>
      <text:p text:style-name="P1">; <text:span text:style-name="T9">Andreas R. Formiconi – 9 agosto 2016</text:span></text:p>
      <text:p text:style-name="P1"/>
      <text:p text:style-name="P1">CLEARSCREEN</text:p>
      <text:p text:style-name="P1">HOME</text:p>
      <text:p text:style-name="P18">HIDETURTLE</text:p>
      <text:p text:style-name="P1"/>
      <text:p text:style-name="P2">H = <text:span text:style-name="T5">100<text:tab/><text:tab/>; altezza spigolo verticale i primo piano</text:span></text:p>
      <text:p text:style-name="P3">L<text:span text:style-name="T4">R</text:span> = <text:span text:style-name="T5">8</text:span>0<text:tab/><text:tab/>; <text:span text:style-name="T8">lato altro destro</text:span></text:p>
      <text:p text:style-name="P7">LL = <text:span text:style-name="T5">35<text:tab/><text:tab/>; lato alto sinistro</text:span></text:p>
      <text:p text:style-name="P20">YFUGHE = <text:span text:style-name="T10">350<text:tab/>; Y punti di fuga (valori sensati intorno a 330-400)</text:span></text:p>
      <text:p text:style-name="P8">X<text:span text:style-name="T2">L</text:span> = <text:span text:style-name="T3">190<text:tab/><text:tab/>; X punto di fuga sinistro</text:span></text:p>
      <text:p text:style-name="P8">Y<text:span text:style-name="T2">L</text:span> = <text:span text:style-name="T3">YFUGHE<text:tab/></text:span></text:p>
      <text:p text:style-name="P8">X<text:span text:style-name="T2">R</text:span> = <text:span text:style-name="T5">5</text:span>00 <text:tab/><text:tab/>; <text:span text:style-name="T8">X punto di fuga destro</text:span></text:p>
      <text:p text:style-name="P8">YR = YFUGHE</text:p>
      <text:p text:style-name="P1">F<text:span text:style-name="T2">L</text:span> = [<text:span text:style-name="T1">XL, YL]<text:tab/>; punto di fuga sinistro</text:span></text:p>
      <text:p text:style-name="P10">F<text:span text:style-name="T2">R</text:span> = [<text:span text:style-name="T1">XR, YR]<text:tab/>; punto di fuga destro</text:span></text:p>
      <text:p text:style-name="P10"/>
      <text:p text:style-name="P11">PENUP<text:tab/><text:tab/>; <text:span text:style-name="T8">marco il punto di fuga sinistro </text:span></text:p>
      <text:p text:style-name="P11">FILLCOLOR “black”</text:p>
      <text:p text:style-name="P11">POSITION FL</text:p>
      <text:p text:style-name="P11">CIRCLE 10</text:p>
      <text:p text:style-name="P11">PENUP</text:p>
      <text:p text:style-name="P11">FILLCOLOR “green”</text:p>
      <text:p text:style-name="P12">PENUP<text:tab/><text:tab/>; <text:span text:style-name="T8">marco il punto di fuga destro</text:span></text:p>
      <text:p text:style-name="P11">FILLCOLOR “black”</text:p>
      <text:p text:style-name="P11">POSITION FR</text:p>
      <text:p text:style-name="P11">CIRCLE 10</text:p>
      <text:p text:style-name="P11">PENUP</text:p>
      <text:p text:style-name="P11">FILLCOLOR “green”</text:p>
      <text:p text:style-name="P11">HOME</text:p>
      <text:p text:style-name="P1"/>
      <text:p text:style-name="P1">; <text:span text:style-name="T8">calcolo vertici parete destra</text:span></text:p>
      <text:p text:style-name="P1"/>
      <text:p text:style-name="P3">PENUP</text:p>
      <text:p text:style-name="P9">A = POSITION</text:p>
      <text:p text:style-name="P9">FORWARD H</text:p>
      <text:p text:style-name="P9">B = POSITION</text:p>
      <text:p text:style-name="P9">POSITION F<text:span text:style-name="T2">R</text:span> POSITION A</text:p>
      <text:p text:style-name="P13">BACK L<text:span text:style-name="T4">R</text:span></text:p>
      <text:p text:style-name="P13"><text:span text:style-name="T3">E</text:span> = POSITION</text:p>
      <text:p text:style-name="P9"/>
      <text:p text:style-name="P13">M = (YR-<text:span text:style-name="T5">B[1]</text:span>)/(XR-<text:span text:style-name="T5">B[0]</text:span>)</text:p>
      <text:p text:style-name="P13">CC = Y<text:span text:style-name="T3">R</text:span> – M*X<text:span text:style-name="T3">R</text:span></text:p>
      <text:p text:style-name="P13">Y<text:span text:style-name="T3">C</text:span> = M*<text:span text:style-name="T3">E</text:span>[0] + CC</text:p>
      <text:p text:style-name="P13">X<text:span text:style-name="T3">C</text:span> = <text:span text:style-name="T3">E</text:span>[0]</text:p>
      <text:p text:style-name="P13"><text:span text:style-name="T3">C</text:span> = [X<text:span text:style-name="T3">C</text:span>,Y<text:span text:style-name="T3">C</text:span>]</text:p>
      <text:p text:style-name="P13">POSITION A</text:p>
      <text:p text:style-name="P13">POSITION B</text:p>
      <text:p text:style-name="P4"/>
      <text:p text:style-name="P3">POSITION A PENDOWN <text:tab/>; <text:span text:style-name="T8">disegno parete destra</text:span></text:p>
      <text:p text:style-name="P3">POSITION B</text:p>
      <text:p text:style-name="P3">POSITION C</text:p>
      <text:p text:style-name="P3">POSITION E</text:p>
      <text:p text:style-name="P16">FILLCOLOR [0,128,0]</text:p>
      <text:p text:style-name="P3"><text:span text:style-name="T7">FILL</text:span> PENUP</text:p>
      <text:p text:style-name="P3"/>
      <text:p text:style-name="P3">; <text:span text:style-name="T8">calcolo vertici </text:span>parete sinistra</text:p>
      <text:p text:style-name="P3"/>
      <text:p text:style-name="P7">POSITION FL POSITION A</text:p>
      <text:p text:style-name="P7">PENDOWN BACK LL PENUP</text:p>
      <text:p text:style-name="P7">F = POSITION</text:p>
      <text:p text:style-name="P7"/>
      <text:p text:style-name="P14">M = (Y<text:span text:style-name="T4">L</text:span>-<text:span text:style-name="T6">B[1]</text:span>)/(X<text:span text:style-name="T4">L</text:span>-<text:span text:style-name="T6">B[0]</text:span>)</text:p>
      <text:p text:style-name="P14">CC = Y<text:span text:style-name="T4">L</text:span> – M*X<text:span text:style-name="T4">L</text:span></text:p>
      <text:p text:style-name="P14">Y<text:span text:style-name="T4">G</text:span> = M*<text:span text:style-name="T4">F</text:span>[0] + CC</text:p>
      <text:p text:style-name="P14">X<text:span text:style-name="T4">G</text:span> = <text:span text:style-name="T4">F</text:span>[0]</text:p>
      <text:p text:style-name="P14"><text:span text:style-name="T4">G</text:span> = [X<text:span text:style-name="T4">G</text:span>,Y<text:span text:style-name="T4">G</text:span>]</text:p>
      <text:p text:style-name="P14"/>
      <text:p text:style-name="P14">POSITION <text:span text:style-name="T7">A PENDOWN<text:tab/>; disegno parete sinistra</text:span></text:p>
      <text:p text:style-name="P5">POSITION <text:span text:style-name="T7">F</text:span></text:p>
      <text:p text:style-name="P5">POSITION <text:span text:style-name="T7">G</text:span></text:p>
      <text:p text:style-name="P16">POSITION B</text:p>
      <text:p text:style-name="P16">FILLCOLOR [0,200,0]</text:p>
      <text:p text:style-name="P6"><text:span text:style-name="T7">FILL</text:span> PENUP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5" draw:display-name="Dashed (var) 5" draw:style="rect" draw:dots2="1" draw:dots2-length="0.2mm" draw:distance="0.2mm"/>
    <draw:stroke-dash draw:name="Dashed_20__28_var_29__20_6" draw:display-name="Dashed (var) 6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35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43:23.192961406</meta:creation-date>
    <dc:date>2016-08-14T17:14:00.317758188</dc:date>
    <meta:editing-duration>PT1H4M46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1" meta:paragraph-count="65" meta:word-count="269" meta:character-count="1375" meta:non-whitespace-character-count="1156"/>
  </office:meta>
</office:document-meta>
</file>